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fo:text-align="justify" style:justify-single-word="false"/>
    </style:style>
    <style:style style:name="P3" style:family="paragraph" style:parent-style-name="Standard" style:list-style-name="WWNum1">
      <style:paragraph-properties fo:line-height="115%" fo:text-align="justify" style:justify-single-word="false"/>
    </style:style>
    <style:style style:name="P4" style:family="paragraph" style:parent-style-name="Standard" style:list-style-name="WWNum2">
      <style:paragraph-properties fo:line-height="115%" fo:text-align="justify" style:justify-single-word="false"/>
    </style:style>
    <style:style style:name="P5" style:family="paragraph" style:parent-style-name="Standard" style:list-style-name="WWNum3">
      <style:paragraph-properties fo:line-height="115%" fo:text-align="justify" style:justify-single-word="false"/>
    </style:style>
    <style:style style:name="P6" style:family="paragraph" style:parent-style-name="Standard" style:list-style-name="WWNum4">
      <style:paragraph-properties fo:line-height="115%" fo:text-align="justify" style:justify-single-word="false"/>
    </style:style>
    <style:style style:name="P7" style:family="paragraph" style:parent-style-name="Standard" style:list-style-name="WWNum5">
      <style:paragraph-properties fo:line-height="115%" fo:text-align="justify" style:justify-single-word="false"/>
    </style:style>
    <style:style style:name="P8" style:family="paragraph" style:parent-style-name="Standard" style:list-style-name="WWNum6">
      <style:paragraph-properties fo:line-height="115%" fo:text-align="justify" style:justify-single-word="false"/>
    </style:style>
    <style:style style:name="P9" style:family="paragraph" style:parent-style-name="Standard" style:list-style-name="WWNum7">
      <style:paragraph-properties fo:line-height="115%" fo:text-align="justify" style:justify-single-word="false"/>
    </style:style>
    <style:style style:name="P10" style:family="paragraph" style:parent-style-name="Standard" style:list-style-name="WWNum8">
      <style:paragraph-properties fo:line-height="115%" fo:text-align="justify" style:justify-single-word="false"/>
    </style:style>
    <style:style style:name="P11" style:family="paragraph" style:parent-style-name="Standard" style:list-style-name="WWNum9">
      <style:paragraph-properties fo:line-height="115%" fo:text-align="justify" style:justify-single-word="false"/>
    </style:style>
    <style:style style:name="P12" style:family="paragraph" style:parent-style-name="Standard" style:list-style-name="WWNum10">
      <style:paragraph-properties fo:line-height="115%" fo:text-align="justify" style:justify-single-word="false"/>
    </style:style>
    <style:style style:name="P13" style:family="paragraph" style:parent-style-name="Standard" style:list-style-name="WWNum11">
      <style:paragraph-properties fo:line-height="115%" fo:text-align="justify" style:justify-single-word="false"/>
    </style:style>
    <style:style style:name="P14" style:family="paragraph" style:parent-style-name="Standard" style:list-style-name="WWNum12">
      <style:paragraph-properties fo:line-height="115%" fo:text-align="justify" style:justify-single-word="false"/>
    </style:style>
    <style:style style:name="P15" style:family="paragraph" style:parent-style-name="Standard" style:list-style-name="WWNum13">
      <style:paragraph-properties fo:line-height="115%" fo:text-align="justify" style:justify-single-word="false"/>
    </style:style>
    <style:style style:name="P16" style:family="paragraph" style:parent-style-name="Standard" style:list-style-name="WWNum14">
      <style:paragraph-properties fo:line-height="115%" fo:text-align="justify" style:justify-single-word="false"/>
    </style:style>
    <style:style style:name="P17" style:family="paragraph" style:parent-style-name="Standard" style:list-style-name="WWNum15">
      <style:paragraph-properties fo:line-height="115%" fo:text-align="justify" style:justify-single-word="false"/>
    </style:style>
    <style:style style:name="P18" style:family="paragraph" style:parent-style-name="Standard">
      <style:paragraph-properties fo:line-height="115%" fo:text-align="justify" style:justify-single-word="false"/>
      <style:text-properties style:font-name="Times New Roman" fo:font-size="12pt" style:font-size-asian="12pt" style:font-name-complex="Times New Roman1" style:font-size-complex="12pt"/>
    </style:style>
    <style:style style:name="P19" style:family="paragraph" style:parent-style-name="Standard">
      <style:paragraph-properties fo:line-height="115%" fo:text-align="justify" style:justify-single-word="false"/>
      <style:text-properties style:font-name="Times New Roman" fo:font-size="12pt" fo:language="fr" fo:country="TG" style:font-size-asian="12pt" style:font-name-complex="Times New Roman1" style:font-size-complex="12pt"/>
    </style:style>
    <style:style style:name="P20" style:family="paragraph" style:parent-style-name="Standard" style:master-page-name="Standard">
      <style:paragraph-properties fo:line-height="115%" fo:text-align="center" style:justify-single-word="false" style:page-number="auto"/>
    </style:style>
    <style:style style:name="T1" style:family="text">
      <style:text-properties style:font-name="Times New Roman" fo:font-size="14pt" fo:font-weight="bold" style:font-size-asian="14pt" style:font-weight-asian="bold" style:font-name-complex="Times New Roman1" style:font-size-complex="14pt"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italic" style:font-size-asian="12pt" style:font-style-asian="italic" style:font-name-complex="Times New Roman1" style:font-size-complex="12pt" style:font-style-complex="italic"/>
    </style:style>
    <style:style style:name="T4" style:family="text">
      <style:text-properties style:font-name="Times New Roman" fo:font-size="12pt" fo:language="fr" fo:country="TG"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Projet dans le cadre de la soutenance du Master de Géomatique à l’Université de Lomé</text:span></text:p>
      <text:p text:style-name="P18"/>
      <text:p text:style-name="P2"><text:span text:style-name="T1">Titre</text:span><text:span text:style-name="T2"> : </text:span><text:span text:style-name="T3">Mise en place d’un système d’alerte SIG Web pour la gestion des litiges fonciers en lien avec le cadastre : cas de la région maritime du Togo</text:span></text:p>
      <text:p text:style-name="P2"><text:span text:style-name="T2">Les litiges fonciers constituent un problème majeur dans la région maritime du Togo, où la pression sur les terres, la complexité des procédures et l’absence de coordination entre les institutions (justice, cadastre, collectivités) favorisent les conflits. Actuellement, les services cadastraux ne disposent pas toujours d'informations actualisées sur les dossiers fonciers en contentieux, ce qui entraîne souvent la délivrance de titres ou de documents sur des parcelles litigieuses, aggravant les tensions sociales et juridiques.</text:span></text:p>
      <text:p text:style-name="P2"><text:span text:style-name="T2">Face à ce constat, ce projet propose la mise en place d’un système d’alerte SIG Web permettant de centraliser, visualiser et partager les informations relatives aux parcelles en litige. Ce système sera connecté à une base de données géospatiale et offrira aux agents du cadastre un outil d'aide à la décision capable de bloquer automatiquement toute opération cadastrale sur des terrains faisant l’objet d’un contentieux judiciaire.</text:span></text:p>
      <text:p text:style-name="P2"><text:span text:style-name="T2">L’approche repose sur l'utilisation de technologies SIG Web (QGIS, PostgreSQL/PostGIS, GeoServer, Leaflet ou OpenLayers) pour développer une application interactive intégrant :</text:span></text:p>
      <text:list xml:id="list3387429184" text:style-name="WWNum1">
        <text:list-item>
          <text:p text:style-name="P3"><text:span text:style-name="T2">Les données cadastrales existantes,</text:span></text:p>
        </text:list-item>
        <text:list-item>
          <text:p text:style-name="P3"><text:span text:style-name="T2">Les dossiers de litige provenant des tribunaux ou commissions foncières,</text:span></text:p>
        </text:list-item>
        <text:list-item>
          <text:p text:style-name="P3"><text:span text:style-name="T2">Des fonctions d’alerte en temps réel.</text:span></text:p>
        </text:list-item>
      </text:list>
      <text:p text:style-name="P2"><text:span text:style-name="T2">L’objectif final est de renforcer la sécurisation foncière, de réduire les conflits liés à la double vente ou aux titres multiples, et de promouvoir une interaction efficace entre les institutions judiciaires et cadastrales.</text:span></text:p>
      <text:p text:style-name="P18"/>
      <text:p text:style-name="P18"/>
      <text:p text:style-name="P19"/>
      <text:p text:style-name="P19"/>
      <text:p text:style-name="P19"/>
      <text:p text:style-name="P19"/>
      <text:p text:style-name="P19"/>
      <text:p text:style-name="P19"/>
      <text:p text:style-name="P19"/>
      <text:p text:style-name="P19"/>
      <text:p text:style-name="P2"><text:soft-page-break/><text:span text:style-name="T4">1. CONTEXTE ET JUSTIFICATION</text:span></text:p>
      <text:p text:style-name="P2"><text:span text:style-name="T4">1.1 Contexte général</text:span></text:p>
      <text:p text:style-name="P2"><text:span text:style-name="T4">La Région Maritime du Togo connaît une forte pression foncière due à :</text:span></text:p>
      <text:list xml:id="list2987779558" text:style-name="WWNum2">
        <text:list-item>
          <text:p text:style-name="P4"><text:span text:style-name="T4">La croissance démographique rapide,</text:span></text:p>
        </text:list-item>
        <text:list-item>
          <text:p text:style-name="P4"><text:span text:style-name="T4">L’urbanisation non planifiée,</text:span></text:p>
        </text:list-item>
        <text:list-item>
          <text:p text:style-name="P4"><text:span text:style-name="T4">La spéculation foncière,</text:span></text:p>
        </text:list-item>
        <text:list-item>
          <text:p text:style-name="P4"><text:span text:style-name="T4">La coexistence de régimes fonciers modernes et coutumiers.</text:span></text:p>
        </text:list-item>
      </text:list>
      <text:p text:style-name="P2"><text:span text:style-name="T4">Ces facteurs engendrent une multiplication des litiges fonciers, notamment :</text:span></text:p>
      <text:list xml:id="list2005786379" text:style-name="WWNum3">
        <text:list-item>
          <text:p text:style-name="P5"><text:span text:style-name="T4">La double ou multiple vente de parcelles,</text:span></text:p>
        </text:list-item>
        <text:list-item>
          <text:p text:style-name="P5"><text:span text:style-name="T4">Les conflits de limites,</text:span></text:p>
        </text:list-item>
        <text:list-item>
          <text:p text:style-name="P5"><text:span text:style-name="T4">Les superpositions de titres fonciers,</text:span></text:p>
        </text:list-item>
        <text:list-item>
          <text:p text:style-name="P5"><text:span text:style-name="T4">L’absence de mise à jour du plan cadastral.</text:span></text:p>
        </text:list-item>
      </text:list>
      <text:p text:style-name="P2"><text:span text:style-name="T4">1.2 Problématique</text:span></text:p>
      <text:p text:style-name="P2"><text:span text:style-name="T4">Les mécanismes actuels de gestion des litiges fonciers reposent largement sur des procédures manuelles, fragmentées et peu coordonnées entre :</text:span></text:p>
      <text:list xml:id="list1281382310" text:style-name="WWNum4">
        <text:list-item>
          <text:p text:style-name="P6"><text:span text:style-name="T4">Le Cadastre,</text:span></text:p>
        </text:list-item>
        <text:list-item>
          <text:p text:style-name="P6"><text:span text:style-name="T4">La Conservation foncière,</text:span></text:p>
        </text:list-item>
        <text:list-item>
          <text:p text:style-name="P6"><text:span text:style-name="T4">Les Collectivités territoriales,</text:span></text:p>
        </text:list-item>
        <text:list-item>
          <text:p text:style-name="P6"><text:span text:style-name="T4">Les juridictions compétentes.</text:span></text:p>
        </text:list-item>
      </text:list>
      <text:p text:style-name="P2"><text:span text:style-name="T4">Il en résulte :</text:span></text:p>
      <text:list xml:id="list1266750394" text:style-name="WWNum5">
        <text:list-item>
          <text:p text:style-name="P7"><text:span text:style-name="T4">Des délais de traitement longs,</text:span></text:p>
        </text:list-item>
        <text:list-item>
          <text:p text:style-name="P7"><text:span text:style-name="T4">Une faible traçabilité des dossiers,</text:span></text:p>
        </text:list-item>
        <text:list-item>
          <text:p text:style-name="P7"><text:span text:style-name="T4">Un risque élevé d’erreurs et de fraude,</text:span></text:p>
        </text:list-item>
        <text:list-item>
          <text:p text:style-name="P7"><text:span text:style-name="T4">Une absence de système d’alerte précoce.</text:span></text:p>
        </text:list-item>
      </text:list>
      <text:p text:style-name="P19"/>
      <text:p text:style-name="P2"><text:span text:style-name="T4">1.3 Justification du projet</text:span></text:p>
      <text:p text:style-name="P2"><text:span text:style-name="T4">L’intégration des Systèmes d’Information Géographique (SIG) et des technologies Web offre une opportunité majeure pour :</text:span></text:p>
      <text:list xml:id="list3059803946" text:style-name="WWNum6">
        <text:list-item>
          <text:p text:style-name="P8"><text:span text:style-name="T4">Centraliser les données foncières,</text:span></text:p>
        </text:list-item>
        <text:list-item>
          <text:p text:style-name="P8"><text:span text:style-name="T4">Détecter automatiquement les situations à risque,</text:span></text:p>
        </text:list-item>
        <text:list-item>
          <text:p text:style-name="P8"><text:soft-page-break/><text:span text:style-name="T4">Alerter les acteurs concernés en temps réel,</text:span></text:p>
        </text:list-item>
        <text:list-item>
          <text:p text:style-name="P8"><text:span text:style-name="T4">Renforcer la transparence et la sécurité foncière.</text:span></text:p>
        </text:list-item>
      </text:list>
      <text:p text:style-name="P2"><text:span text:style-name="T4">2. OBJECTIFS DU PROJET</text:span></text:p>
      <text:p text:style-name="P2"><text:span text:style-name="T4">2.1 Objectif général</text:span></text:p>
      <text:p text:style-name="P2"><text:span text:style-name="T4">Mettre en place un système d’alerte SIG Web permettant la détection précoce, la gestion et le suivi des litiges fonciers en lien avec le cadastre dans la Région Maritime du Togo.</text:span></text:p>
      <text:p text:style-name="P2"><text:span text:style-name="T4">2.2 Objectifs spécifiques</text:span></text:p>
      <text:list xml:id="list1965877356" text:style-name="WWNum7">
        <text:list-item>
          <text:p text:style-name="P9"><text:span text:style-name="T2">Identifier et cartographier les principales zones à risque de litiges fonciers dans la région Maritime ;</text:span></text:p>
        </text:list-item>
        <text:list-item>
          <text:p text:style-name="P9"><text:span text:style-name="T2">Intégrer une base de données foncière géoréférencée des données cadastrales, domaniales et géospatiales ;</text:span></text:p>
        </text:list-item>
        <text:list-item>
          <text:p text:style-name="P9"><text:span text:style-name="T2">Concevoir une plateforme Web-GIS interactive permettant la visualisation des parcelles, l’enregistrement des plaintes et la génération d’alertes automatiques ;</text:span></text:p>
        </text:list-item>
      </text:list>
      <text:p text:style-name="P2"><text:span text:style-name="T4">3. ZONE D’ÉTUDE</text:span></text:p>
      <text:p text:style-name="P2"><text:span text:style-name="T4">La zone d’étude couvre l’ensemble de la Région Maritime du Togo, incluant :</text:span></text:p>
      <text:list xml:id="list61343540" text:style-name="WWNum8">
        <text:list-item>
          <text:p text:style-name="P10"><text:span text:style-name="T4">Les zones urbaines (Lomé et périphéries),</text:span></text:p>
        </text:list-item>
        <text:list-item>
          <text:p text:style-name="P10"><text:span text:style-name="T4">Les zones périurbaines en forte expansion,</text:span></text:p>
        </text:list-item>
        <text:list-item>
          <text:p text:style-name="P10"><text:span text:style-name="T4">Les zones rurales à forte pression foncière.</text:span></text:p>
        </text:list-item>
      </text:list>
      <text:p text:style-name="P2"><text:span text:style-name="T4">4. MÉTHODOLOGIE</text:span></text:p>
      <text:p text:style-name="P2"><text:span text:style-name="T4">4.1 Collecte des données</text:span></text:p>
      <text:p text:style-name="P2"><text:span text:style-name="T4">Données spatiales</text:span></text:p>
      <text:list xml:id="list3209378958" text:style-name="WWNum9">
        <text:list-item>
          <text:p text:style-name="P11"><text:span text:style-name="T4">Plan cadastral (parcelles, limites administratives)</text:span></text:p>
        </text:list-item>
        <text:list-item>
          <text:p text:style-name="P11"><text:span text:style-name="T4">Images satellitaires (Sentinel-2, orthophotos)</text:span></text:p>
        </text:list-item>
        <text:list-item>
          <text:p text:style-name="P11"><text:span text:style-name="T4">Réseaux (voirie, hydrographie)</text:span></text:p>
        </text:list-item>
      </text:list>
      <text:p text:style-name="P2"><text:span text:style-name="T4">Données attributaires</text:span></text:p>
      <text:list xml:id="list82895457" text:style-name="WWNum10">
        <text:list-item>
          <text:p text:style-name="P12"><text:span text:style-name="T4">Titres fonciers</text:span></text:p>
        </text:list-item>
        <text:list-item>
          <text:p text:style-name="P12"><text:span text:style-name="T4">Actes de mutation</text:span></text:p>
        </text:list-item>
        <text:list-item>
          <text:p text:style-name="P12"><text:span text:style-name="T4">Dossiers de litiges</text:span></text:p>
        </text:list-item>
        <text:list-item>
          <text:p text:style-name="P12"><text:span text:style-name="T4">Données juridiques associées</text:span></text:p>
        </text:list-item>
      </text:list>
      <text:p text:style-name="P2"><text:span text:style-name="T4">4.2 Modélisation de la base de données SIG</text:span></text:p>
      <text:list xml:id="list3537237479" text:style-name="WWNum11">
        <text:list-item>
          <text:p text:style-name="P13"><text:span text:style-name="T4">Conception d’un Modèle Conceptuel de Données (MCD) foncier</text:span></text:p>
        </text:list-item>
        <text:list-item>
          <text:p text:style-name="P13"><text:soft-page-break/><text:span text:style-name="T4">Implémentation sous PostgreSQL / PostGIS</text:span></text:p>
        </text:list-item>
        <text:list-item>
          <text:p text:style-name="P13"><text:span text:style-name="T4">Gestion des relations : parcelles – propriétaires – titres – litiges</text:span></text:p>
        </text:list-item>
      </text:list>
      <text:p text:style-name="P2"><text:span text:style-name="T4">4.3 Développement du système d’alerte</text:span></text:p>
      <text:p text:style-name="P2"><text:span text:style-name="T4">Règles de détection automatique</text:span></text:p>
      <text:list xml:id="list707629524" text:style-name="WWNum12">
        <text:list-item>
          <text:p text:style-name="P14"><text:span text:style-name="T4">Superposition de parcelles titrées</text:span></text:p>
        </text:list-item>
        <text:list-item>
          <text:p text:style-name="P14"><text:span text:style-name="T4">Plusieurs titres sur une même parcelle</text:span></text:p>
        </text:list-item>
        <text:list-item>
          <text:p text:style-name="P14"><text:span text:style-name="T4">Incohérence surface cadastrale / surface déclarée</text:span></text:p>
        </text:list-item>
        <text:list-item>
          <text:p text:style-name="P14"><text:span text:style-name="T4">Chevauchement avec domaine public</text:span></text:p>
        </text:list-item>
        <text:list-item>
          <text:p text:style-name="P14"><text:span text:style-name="T4">Multiplicité de mutations sur une courte période</text:span></text:p>
        </text:list-item>
      </text:list>
      <text:p text:style-name="P2"><text:span text:style-name="T4">Types d’alertes</text:span></text:p>
      <text:list xml:id="list134963611" text:style-name="WWNum13">
        <text:list-item>
          <text:p text:style-name="P15"><text:span text:style-name="T4">Alertes cartographiques</text:span></text:p>
        </text:list-item>
        <text:list-item>
          <text:p text:style-name="P15"><text:span text:style-name="T4">Alertes textuelles (SMS / email)</text:span></text:p>
        </text:list-item>
        <text:list-item>
          <text:p text:style-name="P15"><text:span text:style-name="T4">Tableaux de bord décisionnels</text:span></text:p>
        </text:list-item>
      </text:list>
      <text:p text:style-name="P2"><text:span text:style-name="T4">4.4 Développement de la plateforme SIG Web</text:span></text:p>
      <text:p text:style-name="P2"><text:span text:style-name="T4">Architecture technique</text:span></text:p>
      <text:list xml:id="list4040357117" text:style-name="WWNum14">
        <text:list-item>
          <text:p text:style-name="P16"><text:span text:style-name="T4">Backend : Django / Flask / Node.js</text:span></text:p>
        </text:list-item>
        <text:list-item>
          <text:p text:style-name="P16"><text:span text:style-name="T4">Base de données : PostGIS</text:span></text:p>
        </text:list-item>
        <text:list-item>
          <text:p text:style-name="P16"><text:span text:style-name="T4">Serveur cartographique : GeoServer</text:span></text:p>
        </text:list-item>
        <text:list-item>
          <text:p text:style-name="P16"><text:span text:style-name="T4">Frontend : HTML, CSS, JavaScript, Leaflet / OpenLayers</text:span></text:p>
        </text:list-item>
        <text:list-item>
          <text:p text:style-name="P16"><text:span text:style-name="T4">Sécurité : authentification, rôles utilisateurs</text:span></text:p>
        </text:list-item>
      </text:list>
      <text:p text:style-name="P2"><text:span text:style-name="T4">5. RÉSULTATS ATTENDUS</text:span></text:p>
      <text:list xml:id="list2955345891" text:style-name="WWNum15">
        <text:list-item>
          <text:p text:style-name="P17"><text:span text:style-name="T4">Une plateforme SIG Web fonctionnelle</text:span></text:p>
        </text:list-item>
        <text:list-item>
          <text:p text:style-name="P17"><text:span text:style-name="T4">Une base de données foncière centralisée et sécurisée</text:span></text:p>
        </text:list-item>
        <text:list-item>
          <text:p text:style-name="P17"><text:span text:style-name="T4">Un système d’alerte précoce opérationnel</text:span></text:p>
        </text:list-item>
        <text:list-item>
          <text:p text:style-name="P17"><text:span text:style-name="T4">Une réduction significative des litiges fonciers</text:span></text:p>
        </text:list-item>
        <text:list-item>
          <text:p text:style-name="P17"><text:span text:style-name="T4">Une amélioration de la transparence foncière</text:span></text:p>
        </text:list-item>
        <text:list-item>
          <text:p text:style-name="P17"><text:span text:style-name="T4">Une meilleure prise de décision par les autorités</text:span></text:p>
        </text:list-item>
      </text:list>
      <text:p text:style-name="P19"/>
      <text:p text:style-name="P18"/>
      <text:p text:style-name="P1"><text:soft-page-break/><text:span text:style-name="T1">Conclusion</text:span></text:p>
      <text:p text:style-name="P2"><text:span text:style-name="T2">Ce projet constitue une solution innovante et opérationnelle pour répondre aux défis de la gestion foncière dans la Région Maritime du Togo. L’approche SIG Web combinée à un système d’alerte précoce permettra de prévenir, gérer et réduire durablement les litiges fonciers, tout en renforçant la gouvernance fonciè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TG"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TG"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2f5496"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2f5496"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2f5496"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2f5496"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2f5496" fo:border-bottom="0.51pt solid #2f5496"/>
      <style:text-properties fo:color="#2f5496" fo:font-style="italic" style:font-style-asian="italic" style:font-style-complex="italic"/>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3_20_Car" style:display-name="Titre 3 Car" style:family="text" style:parent-style-name="Default_20_Paragraph_20_Font">
      <style:text-properties fo:color="#2f5496" fo:font-size="14pt" style:font-name-asian="F" style:font-family-generic-asian="system" style:font-pitch-asian="variable" style:font-size-asian="14pt" style:font-name-complex="F" style:font-family-generic-complex="system" style:font-pitch-complex="variable" style:font-size-complex="14pt"/>
    </style:style>
    <style:style style:name="Titre_20_4_20_Car" style:display-name="Titre 4 Car" style:family="text" style:parent-style-name="Default_20_Paragraph_20_Font">
      <style:text-properties fo:color="#2f5496"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5_20_Car" style:display-name="Titre 5 Car" style:family="text" style:parent-style-name="Default_20_Paragraph_20_Font">
      <style:text-properties fo:color="#2f5496" style:font-name-asian="F" style:font-family-generic-asian="system" style:font-pitch-asian="variable" style:font-name-complex="F" style:font-family-generic-complex="system" style:font-pitch-complex="variable"/>
    </style:style>
    <style:style style:name="Titre_20_6_20_Car" style:display-name="Titre 6 C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7_20_Car" style:display-name="Titre 7 C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Titre_20_8_20_Car" style:display-name="Titre 8 C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9_20_Car" style:display-name="Titre 9 C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Citation_20_intense_20_Car" style:display-name="Citation intense C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9cm"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font-name-complex="Courier New1" style:font-family-complex="'Courier New'" style:font-family-generic-complex="system" style:font-pitch-complex="variable"/>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3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6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7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8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2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koundi Ladéou KPATCHA</meta:initial-creator>
    <dc:creator>Pakoundi Ladéou KPATCHA</dc:creator>
    <meta:editing-cycles>2</meta:editing-cycles>
    <meta:print-date>2026-01-12T11:19:00</meta:print-date>
    <meta:creation-date>2026-01-12T11:14:00</meta:creation-date>
    <dc:date>2026-01-30T15:01:00</dc:date>
    <meta:editing-duration>PT48M</meta:editing-duration>
    <meta:generator>LibreOffice/6.4.7.2$Linux_X86_64 LibreOffice_project/40$Build-2</meta:generator>
    <meta:document-statistic meta:table-count="0" meta:image-count="0" meta:object-count="0" meta:page-count="5" meta:paragraph-count="92" meta:word-count="854" meta:character-count="5591" meta:non-whitespace-character-count="48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